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54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2.0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-bottom="none" fo:wrap-option="wrap" fo:border-left="none" fo:border-right="none" fo:border-top="0.06pt solid 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2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On mA</text:p>
          </table:table-cell>
          <table:table-cell table:style-name="ce1" office:value-type="string" calcext:value-type="string">
            <text:p>Sleep mA</text:p>
          </table:table-cell>
          <table:table-cell table:style-name="ce1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xbee</text:p>
          </table:table-cell>
          <table:table-cell office:value-type="string" calcext:value-type="string">
            <text:p>XB24CAPIT-001</text:p>
          </table:table-cell>
          <table:table-cell office:value-type="float" office:value="3.3" calcext:value-type="float">
            <text:p>3.3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oil moisture</text:p>
          </table:table-cell>
          <table:table-cell office:value-type="string" calcext:value-type="string">
            <text:p>SEN0193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TMP36GT9Z</text:p>
          </table:table-cell>
          <table:table-cell office:value-type="float" office:value="3.3" calcext:value-type="float">
            <text:p>3.3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Light Dependent Resistor + 2<text:span text:style-name="T1">nd</text:span> resistor</text:p>
          </table:table-cell>
          <table:table-cell office:value-type="string" calcext:value-type="string">
            <text:p>TEPT5700</text:p>
          </table:table-cell>
          <table:table-cell office:value-type="float" office:value="3.3" calcext:value-type="float">
            <text:p>3.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Using 10K resistor in seri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ttery voltage use 1/3 divider</text:p>
          </table:table-cell>
          <table:table-cell office:value-type="string" calcext:value-type="string">
            <text:p>10K + 5K →3.3/15K</text:p>
          </table:table-cell>
          <table:table-cell/>
          <table:table-cell table:formula="of:=3.3/15" office:value-type="float" office:value="0.22" calcext:value-type="float">
            <text:p>0.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3V reg xbee</text:p>
          </table:table-cell>
          <table:table-cell table:style-name="ce4" office:value-type="string" calcext:value-type="string">
            <text:p>MCP1700-3302E/TO </text:p>
          </table:table-cell>
          <table:table-cell table:style-name="Default"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3.3V reg sensors</text:p>
          </table:table-cell>
          <table:table-cell table:style-name="ce4" office:value-type="string" calcext:value-type="string">
            <text:p>MCP1700-3302E/TO </text:p>
          </table:table-cell>
          <table:table-cell table:style-name="Default"/>
          <table:table-cell table:style-name="Default" office:value-type="float" office:value="0.01" calcext:value-type="float">
            <text:p>0.01</text:p>
          </table:table-cell>
          <table:table-cell table:style-name="Default" table:number-columns-repeated="3"/>
          <table:table-cell table:number-columns-repeated="1017"/>
        </table:table-row>
        <table:table-row table:style-name="ro4">
          <table:table-cell office:value-type="string" calcext:value-type="string">
            <text:p>Sensor switch</text:p>
          </table:table-cell>
          <table:table-cell office:value-type="string" calcext:value-type="string">
            <text:p>TN0702N3-G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string" calcext:value-type="string">
            <text:p>can switch up to 20V, normally off, put between load and GND</text:p>
          </table:table-cell>
          <table:table-cell table:style-name="Default" table:number-columns-repeated="2"/>
          <table:table-cell table:number-columns-repeated="1016"/>
        </table:table-row>
        <table:table-row table:style-name="ro4">
          <table:table-cell office:value-type="string" calcext:value-type="string">
            <text:p>mosfet diode</text:p>
          </table:table-cell>
          <table:table-cell/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3" table:number-columns-repeated="6"/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1" office:value-type="string" calcext:value-type="string">
            <text:p>Total On</text:p>
          </table:table-cell>
          <table:table-cell table:style-name="ce1" office:value-type="string" calcext:value-type="string">
            <text:p>Total Sleep</text:p>
          </table:table-cell>
          <table:table-cell table:number-columns-repeated="6"/>
          <table:table-cell table:style-name="Default" table:number-columns-repeated="4"/>
          <table:table-cell table:number-columns-repeated="1012"/>
        </table:table-row>
        <table:table-row table:style-name="ro1">
          <table:table-cell table:formula="of:=SUM([.D2:.D11])" office:value-type="float" office:value="58.89" calcext:value-type="float">
            <text:p>58.89</text:p>
          </table:table-cell>
          <table:table-cell table:formula="of:=SUM([.E2:.E11])" office:value-type="float" office:value="0.0051" calcext:value-type="float">
            <text:p>0.0051</text:p>
          </table:table-cell>
          <table:table-cell table:number-columns-repeated="6"/>
          <table:table-cell table:style-name="ce4"/>
          <table:table-cell table:style-name="Default" table:number-columns-repeated="3"/>
          <table:table-cell table:number-columns-repeated="1012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1" office:value-type="string" calcext:value-type="string">
            <text:p>Wake up per hour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string" calcext:value-type="string">
            <text:p>Sec ON per wake up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3">
          <table:table-cell table:style-name="ce1" office:value-type="string" calcext:value-type="string">
            <text:p>Duration ON per hour, in sec</text:p>
          </table:table-cell>
          <table:table-cell table:formula="of:=[.B17]*[.B16]" office:value-type="float" office:value="40" calcext:value-type="float">
            <text:p>40</text:p>
          </table:table-cell>
          <table:table-cell table:formula="of:=[.C17]*[.C16]" office:value-type="float" office:value="20" calcext:value-type="float">
            <text:p>20</text:p>
          </table:table-cell>
          <table:table-cell table:formula="of:=[.D17]*[.D16]" office:value-type="float" office:value="8" calcext:value-type="float">
            <text:p>8</text:p>
          </table:table-cell>
          <table:table-cell table:formula="of:=[.E17]*[.E16]"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verage 1h consumption mA</text:p>
          </table:table-cell>
          <table:table-cell table:formula="of:=ROUND(([.B18]*[.$A$14] + (3600-[.B18])*[.$B$14])/3600; 2)" office:value-type="float" office:value="0.66" calcext:value-type="float">
            <text:p>0.66</text:p>
          </table:table-cell>
          <table:table-cell table:formula="of:=ROUND(([.C18]*[.$A$14] + (3600-[.C18])*[.$B$14])/3600; 2)" office:value-type="float" office:value="0.33" calcext:value-type="float">
            <text:p>0.33</text:p>
          </table:table-cell>
          <table:table-cell table:formula="of:=ROUND(([.D18]*[.$A$14] + (3600-[.D18])*[.$B$14])/3600; 2)" office:value-type="float" office:value="0.14" calcext:value-type="float">
            <text:p>0.14</text:p>
          </table:table-cell>
          <table:table-cell table:formula="of:=ROUND(([.E18]*[.$A$14] + (3600-[.E18])*[.$B$14])/3600; 2)" office:value-type="float" office:value="0.07" calcext:value-type="float">
            <text:p>0.07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Required mAh for 1 year</text:p>
          </table:table-cell>
          <table:table-cell table:formula="of:=365*24*[.B19]" office:value-type="float" office:value="5781.6" calcext:value-type="float">
            <text:p>5781.6</text:p>
          </table:table-cell>
          <table:table-cell table:formula="of:=365*24*[.C19]" office:value-type="float" office:value="2890.8" calcext:value-type="float">
            <text:p>2890.8</text:p>
          </table:table-cell>
          <table:table-cell table:formula="of:=365*24*[.D19]" office:value-type="float" office:value="1226.4" calcext:value-type="float">
            <text:p>1226.4</text:p>
          </table:table-cell>
          <table:table-cell table:formula="of:=365*24*[.E19]" office:value-type="float" office:value="613.2" calcext:value-type="float">
            <text:p>613.2</text:p>
          </table:table-cell>
          <table:table-cell office:value-type="string" calcext:value-type="string">
            <text:p>Look for lower input V reg, with 4 AA, ie 4.8V/3.6V/6V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Power for 1 year W</text:p>
          </table:table-cell>
          <table:table-cell table:formula="of:=ROUND([.B20]*3.3/1000; 1)" office:value-type="float" office:value="19.1" calcext:value-type="float">
            <text:p>19.1</text:p>
          </table:table-cell>
          <table:table-cell table:formula="of:=ROUND([.C20]*3.3/1000; 1)" office:value-type="float" office:value="9.5" calcext:value-type="float">
            <text:p>9.5</text:p>
          </table:table-cell>
          <table:table-cell table:formula="of:=ROUND([.D20]*3.3/1000; 1)" office:value-type="float" office:value="4" calcext:value-type="float">
            <text:p>4</text:p>
          </table:table-cell>
          <table:table-cell table:formula="of:=ROUND([.E20]*3.3/1000; 1)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01:08:06.835843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6T12:58:44.445531652</meta:creation-date>
    <meta:generator>LibreOffice/6.4.7.2$Linux_X86_64 LibreOffice_project/40$Build-2</meta:generator>
    <dc:date>2022-09-12T01:10:03.927425474</dc:date>
    <meta:editing-duration>P3DT23H38M53S</meta:editing-duration>
    <meta:editing-cycles>48</meta:editing-cycles>
    <meta:document-statistic meta:table-count="1" meta:cell-count="76" meta:object-count="0"/>
  </office:meta>
</office:document-meta>
</file>